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automatic-styles>
    <style:style style:name="Table1" style:family="table" style:master-page-name="eStamp-Page-1">
      <style:table-properties style:width="6.5in" style:rel-width="100%" fo:margin-left="0in" fo:margin-top="0in" fo:margin-bottom="0in" style:page-number="auto" table:align="left" style:writing-mode="page"/>
    </style:style>
    <style:style style:name="Table1.A" style:family="table-column">
      <style:table-column-properties style:column-width="3.25in" style:rel-column-width="32767*"/>
    </style:style>
    <style:style style:name="Table1.1" style:family="table-row">
      <style:table-row-properties fo:keep-together="auto"/>
    </style:style>
    <style:style style:name="Table1.A1" style:family="table-cell">
      <style:table-cell-properties fo:padding="0in" fo:border="none"/>
    </style:style>
    <style:style style:name="Table2" style:family="table">
      <style:table-properties style:width="6.5in" style:rel-width="100%" fo:margin-left="-0.0201in" fo:margin-top="0in" fo:margin-bottom="0in" table:align="left" style:writing-mode="page"/>
    </style:style>
    <style:style style:name="Table2.A" style:family="table-column">
      <style:table-column-properties style:column-width="6.5in" style:rel-column-width="65535*"/>
    </style:style>
    <style:style style:name="Table2.1" style:family="table-row">
      <style:table-row-properties fo:keep-together="auto"/>
    </style:style>
    <style:style style:name="Table2.A1" style:family="table-cell">
      <style:table-cell-properties fo:padding="0.0201in" fo:border="none"/>
    </style:style>
    <style:style style:name="Table6" style:family="table">
      <style:table-properties style:width="6.5in" style:rel-width="100%" fo:margin-left="0in" fo:margin-top="0in" fo:margin-bottom="0in" table:align="left" style:writing-mode="page"/>
    </style:style>
    <style:style style:name="Table6.A" style:family="table-column">
      <style:table-column-properties style:column-width="3.25in" style:rel-column-width="32767*"/>
    </style:style>
    <style:style style:name="Table6.1" style:family="table-row">
      <style:table-row-properties fo:keep-together="auto"/>
    </style:style>
    <style:style style:name="Table6.A1" style:family="table-cell">
      <style:table-cell-properties fo:padding="0in" fo:border="none"/>
    </style:style>
    <style:style style:name="Table7" style:family="table">
      <style:table-properties style:width="6.5in" style:rel-width="100%" fo:margin-left="0in" fo:margin-top="0in" fo:margin-bottom="0in" table:align="left" style:writing-mode="page"/>
    </style:style>
    <style:style style:name="Table7.A" style:family="table-column">
      <style:table-column-properties style:column-width="3.25in" style:rel-column-width="32767*"/>
    </style:style>
    <style:style style:name="Table7.1" style:family="table-row">
      <style:table-row-properties fo:keep-together="auto"/>
    </style:style>
    <style:style style:name="Table7.A1" style:family="table-cell">
      <style:table-cell-properties fo:padding="0in" fo:border="none"/>
    </style:style>
    <style:style style:name="P1" style:family="paragraph" style:parent-style-name="Table_20_Heading">
      <style:paragraph-properties fo:text-align="start" style:justify-single-word="false" style:writing-mode="lr-tb"/>
      <style:text-properties fo:font-weight="bold" style:font-weight-asian="bold" style:font-weight-complex="bold"/>
    </style:style>
    <style:style style:name="P2" style:family="paragraph" style:parent-style-name="Table_20_Heading">
      <style:paragraph-properties fo:text-align="end" style:justify-single-word="false"/>
    </style:style>
    <style:style style:name="P3" style:family="paragraph" style:parent-style-name="Table_20_Heading">
      <style:paragraph-properties fo:text-align="start" style:justify-single-word="false" style:writing-mode="lr-tb"/>
      <style:text-properties style:font-name="Calibri" fo:font-size="10pt" fo:font-weight="bold" style:font-size-asian="10pt" style:font-weight-asian="bold" style:font-size-complex="10pt" style:font-weight-complex="bold"/>
    </style:style>
    <style:style style:name="P4" style:family="paragraph" style:parent-style-name="Table_20_Heading">
      <style:paragraph-properties fo:text-align="start" style:justify-single-word="false" style:writing-mode="lr-tb"/>
      <style:text-properties style:font-name="Calibri" fo:font-size="10pt" fo:font-weight="bold" officeooo:rsid="00d914a9" officeooo:paragraph-rsid="00d914a9" style:font-size-asian="10pt" style:font-weight-asian="bold" style:font-size-complex="10pt" style:font-weight-complex="bold"/>
    </style:style>
    <style:style style:name="P5" style:family="paragraph" style:parent-style-name="Table_20_Heading">
      <style:paragraph-properties fo:text-align="end" style:justify-single-word="false"/>
      <style:text-properties style:font-name="Calibri" fo:font-size="10pt" fo:font-weight="normal" style:font-size-asian="10pt" style:font-weight-asian="normal" style:font-size-complex="10pt" style:font-weight-complex="normal"/>
    </style:style>
    <style:style style:name="P6" style:family="paragraph" style:parent-style-name="Standard">
      <style:paragraph-properties fo:text-align="start" style:justify-single-word="false" style:writing-mode="lr-tb"/>
      <style:text-properties style:font-name="Calibri" fo:font-size="10pt" officeooo:rsid="002e2bb7" officeooo:paragraph-rsid="002e2bb7" style:font-size-asian="10.5pt" style:font-size-complex="12pt"/>
    </style:style>
    <style:style style:name="P7" style:family="paragraph" style:parent-style-name="Table_20_Contents">
      <style:paragraph-properties fo:text-align="center" style:justify-single-word="false"/>
      <style:text-properties officeooo:paragraph-rsid="00da11a6"/>
    </style:style>
    <style:style style:name="P8" style:family="paragraph" style:parent-style-name="Standard">
      <style:paragraph-properties fo:text-align="start" style:justify-single-word="false" style:writing-mode="lr-tb"/>
      <style:text-properties style:font-name="Calibri" fo:font-size="10pt" officeooo:rsid="002e2bb7" officeooo:paragraph-rsid="00da11a6" style:font-size-asian="10.5pt" style:font-size-complex="12pt"/>
    </style:style>
    <style:style style:name="P9" style:family="paragraph" style:parent-style-name="Standard">
      <style:paragraph-properties fo:text-align="justify" style:justify-single-word="false" style:writing-mode="lr-tb"/>
      <style:text-properties officeooo:paragraph-rsid="00db54ca"/>
    </style:style>
    <style:style style:name="P10" style:family="paragraph" style:parent-style-name="Standard">
      <style:paragraph-properties fo:text-align="justify" style:justify-single-word="false" style:writing-mode="lr-tb"/>
      <style:text-properties style:font-name="Calibri" fo:font-size="10pt" officeooo:paragraph-rsid="00db54ca" style:font-size-asian="10pt" style:font-size-complex="10pt"/>
    </style:style>
    <style:style style:name="P11" style:family="paragraph" style:parent-style-name="Standard">
      <style:paragraph-properties fo:text-align="justify" style:justify-single-word="false" style:writing-mode="lr-tb"/>
      <style:text-properties style:font-name="Calibri" fo:font-size="10pt" officeooo:rsid="00d1b7a9" officeooo:paragraph-rsid="001d0fbc" style:font-size-asian="10pt" style:font-size-complex="10pt"/>
    </style:style>
    <style:style style:name="P12" style:family="paragraph" style:parent-style-name="Standard" style:master-page-name="Converted1">
      <style:paragraph-properties fo:text-align="justify" style:justify-single-word="false" style:page-number="auto" fo:break-before="page" style:writing-mode="lr-tb"/>
      <style:text-properties style:font-name="Calibri" fo:font-size="10pt" officeooo:paragraph-rsid="00db830c" style:font-size-asian="10pt" style:font-size-complex="10pt"/>
    </style:style>
    <style:style style:name="P13" style:family="paragraph" style:parent-style-name="Table_20_Heading">
      <style:paragraph-properties fo:text-align="start" style:justify-single-word="false"/>
      <style:text-properties officeooo:paragraph-rsid="00db830c"/>
    </style:style>
    <style:style style:name="P14" style:family="paragraph" style:parent-style-name="Table_20_Heading">
      <style:text-properties officeooo:paragraph-rsid="00db830c"/>
    </style:style>
    <style:style style:name="P15" style:family="paragraph" style:parent-style-name="Table_20_Contents" style:list-style-name="WWNum1">
      <style:paragraph-properties style:writing-mode="lr-tb"/>
      <style:text-properties officeooo:paragraph-rsid="00db830c"/>
    </style:style>
    <style:style style:name="P16" style:family="paragraph" style:parent-style-name="Table_20_Contents">
      <style:paragraph-properties fo:text-align="center" style:justify-single-word="false"/>
      <style:text-properties officeooo:paragraph-rsid="00db830c"/>
    </style:style>
    <style:style style:name="P17" style:family="paragraph" style:parent-style-name="Table_20_Contents">
      <style:paragraph-properties style:writing-mode="lr-tb"/>
      <style:text-properties officeooo:paragraph-rsid="00db830c"/>
    </style:style>
    <style:style style:name="P18" style:family="paragraph" style:parent-style-name="Table_20_Contents">
      <style:paragraph-properties style:writing-mode="lr-tb"/>
      <style:text-properties style:font-name="Calibri" fo:font-size="10pt" officeooo:paragraph-rsid="00db830c" style:font-size-asian="10pt" style:font-size-complex="10pt"/>
    </style:style>
    <style:style style:name="P19" style:family="paragraph" style:parent-style-name="Table_20_Contents">
      <style:paragraph-properties style:writing-mode="lr-tb"/>
      <style:text-properties style:font-name="Calibri" fo:font-size="10pt" style:text-underline-style="none" fo:font-weight="normal" officeooo:paragraph-rsid="00db830c" style:font-size-asian="10pt" style:font-weight-asian="normal" style:font-size-complex="10pt" style:font-weight-complex="normal"/>
    </style:style>
    <style:style style:name="P20" style:family="paragraph" style:parent-style-name="Standard">
      <style:paragraph-properties fo:text-align="justify" style:justify-single-word="false" style:writing-mode="lr-tb"/>
      <style:text-properties style:font-name="Calibri" fo:font-size="10pt" officeooo:paragraph-rsid="00db830c" style:font-size-asian="10pt" style:font-size-complex="10pt"/>
    </style:style>
    <style:style style:name="P21" style:family="paragraph" style:parent-style-name="Table_20_Contents" style:list-style-name="WWNum3">
      <style:paragraph-properties style:writing-mode="lr-tb"/>
      <style:text-properties officeooo:paragraph-rsid="00db830c"/>
    </style:style>
    <style:style style:name="T1" style:family="text">
      <style:text-properties style:font-name="Calibri" fo:font-size="10pt" style:font-size-asian="10pt" style:font-size-complex="10pt"/>
    </style:style>
    <style:style style:name="T2" style:family="text">
      <style:text-properties style:font-name="Calibri" fo:font-size="10pt" officeooo:rsid="001a9e59" style:font-size-asian="10pt" style:font-size-complex="10pt"/>
    </style:style>
    <style:style style:name="T3" style:family="text">
      <style:text-properties style:font-name="Calibri" fo:font-size="10pt" officeooo:rsid="00e5510d" style:font-size-asian="10pt" style:font-size-complex="10pt"/>
    </style:style>
    <style:style style:name="T4" style:family="text">
      <style:text-properties style:font-name="Calibri" fo:font-size="10pt" fo:font-weight="normal" style:font-size-asian="10pt" style:font-weight-asian="normal" style:font-size-complex="10pt" style:font-weight-complex="normal"/>
    </style:style>
    <style:style style:name="T5" style:family="text">
      <style:text-properties style:font-name="Calibri" fo:font-size="10pt" fo:font-weight="bold" style:font-size-asian="10pt" style:font-weight-asian="bold" style:font-size-complex="10pt" style:font-weight-complex="bold"/>
    </style:style>
    <style:style style:name="T6" style:family="text">
      <style:text-properties style:font-name="Calibri" fo:font-size="10pt" style:text-underline-style="none" fo:font-weight="bold" style:font-size-asian="10pt" style:font-weight-asian="bold" style:font-size-complex="10pt" style:font-weight-complex="bold"/>
    </style:style>
    <style:style style:name="T7" style:family="text">
      <style:text-properties style:font-name="Calibri" fo:font-size="10pt" style:text-underline-style="none" fo:font-weight="normal" style:font-size-asian="10pt" style:font-weight-asian="normal" style:font-size-complex="10pt" style:font-weight-complex="normal"/>
    </style:style>
    <style:style style:name="T8" style:family="text">
      <style:text-properties style:font-name="Calibri" fo:font-size="10pt" style:font-size-asian="10pt" style:font-size-complex="12pt"/>
    </style:style>
    <style:style style:name="T9" style:family="text">
      <style:text-properties style:font-name="Calibri" fo:font-size="10pt" officeooo:rsid="007624cd" style:font-size-asian="10pt" style:font-size-complex="12pt"/>
    </style:style>
    <style:style style:name="T10" style:family="text">
      <style:text-properties style:font-name="Calibri" fo:font-size="10pt" style:text-underline-style="solid" style:text-underline-width="auto" style:text-underline-color="font-color" style:font-size-asian="10pt" style:font-size-complex="10pt"/>
    </style:style>
    <style:style style:name="T11"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12" style:family="text">
      <style:text-properties fo:font-family="'Courier New'" style:font-family-generic="swiss" fo:font-size="10pt" style:text-underline-style="none" fo:font-weight="normal" style:font-size-asian="10pt" style:font-weight-asian="normal" style:font-size-complex="10pt" style:font-weight-complex="normal"/>
    </style:style>
    <style:style style:name="T13" style:family="text">
      <style:text-properties style:font-name="Calibri" fo:font-size="10pt" style:text-underline-style="none" fo:font-weight="normal" officeooo:rsid="00e98a9a" style:font-size-asian="10pt" style:font-weight-asian="normal" style:font-size-complex="10pt" style:font-weight-complex="normal"/>
    </style:style>
    <style:style style:name="T14" style:family="text">
      <style:text-properties fo:font-family="'Courier New'" style:font-family-generic="modern" style:font-pitch="fixed" fo:font-size="10pt" style:text-underline-style="none" fo:font-weight="normal" style:font-size-asian="10pt" style:font-weight-asian="normal" style:font-size-complex="10pt" style:font-weight-complex="normal"/>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able:table table:name="Table1" table:style-name="Table1">
        <table:table-column table:style-name="Table1.A" table:number-columns-repeated="2"/>
        <table:table-header-rows>
          <table:table-row table:style-name="Table1.1">
            <table:table-cell table:style-name="Table1.A1" office:value-type="string">
              <text:p text:style-name="P1"><text:span text:style-name="T1">The </text:span><text:span text:style-name="T2">Director</text:span><text:span text:style-name="T3">s</text:span><text:span text:style-name="T2">,</text:span></text:p>
            </table:table-cell>
            <table:table-cell table:style-name="Table1.A1" office:value-type="string">
              <text:p text:style-name="P2" loext:marker-style-name="T4"><text:span text:style-name="T4"/></text:p>
            </table:table-cell>
          </table:table-row>
        </table:table-header-rows>
        <table:table-row table:style-name="Table1.1">
          <table:table-cell table:style-name="Table1.A1" office:value-type="string">
            <text:p text:style-name="P3"><text:user-defined style:data-style-name="N0" text:name="Company">Abbott Laboratories (Pakistan) Limited</text:user-defined></text:p>
            <text:p text:style-name="P3"><text:user-defined style:data-style-name="N0" text:name="CoAddress1">Opposite Radio Pakistan Transmission Centre</text:user-defined></text:p>
            <text:p text:style-name="P3"><text:user-defined style:data-style-name="N0" text:name="CoAddress2">Hyderabad Road, Landhi, P.O. Box 7229</text:user-defined></text:p>
            <text:p text:style-name="P3"><text:user-defined style:data-style-name="N0" text:name="CoCityZip">Karachi</text:user-defined></text:p>
            <text:p text:style-name="P3"/>
            <text:p text:style-name="P4">FOLIO NO. <text:user-defined style:data-style-name="N0" text:name="Folio1">2715</text:user-defined></text:p>
          </table:table-cell>
          <table:table-cell table:style-name="Table1.A1" office:value-type="string">
            <text:p text:style-name="P5" loext:marker-style-name="T4"/>
          </table:table-cell>
        </table:table-row>
      </table:table>
      <text:p text:style-name="P6"/>
      <table:table table:name="Table2" table:style-name="Table2">
        <table:table-column table:style-name="Table2.A"/>
        <table:table-row table:style-name="Table2.1">
          <table:table-cell table:style-name="Table2.A1" office:value-type="string">
            <text:p text:style-name="P7" loext:marker-style-name="T5"><text:span text:style-name="T5">INDEMNITY FOR DUPLICATE SHARES FROM LEGAL HEIR OF DECEASED SHAREHOLDER</text:span></text:p>
          </table:table-cell>
        </table:table-row>
      </table:table>
      <text:p text:style-name="P8"/>
      <text:p text:style-name="P9" loext:marker-style-name="T1"><text:span text:style-name="T1">I, </text:span><text:span text:style-name="T5">Muhammad Ilyas Khan</text:span><text:span text:style-name="T1"> S/o </text:span><text:span text:style-name="T5"><text:user-defined style:data-style-name="N0" text:name="Deceased">Mohammad Ayub Khan</text:user-defined></text:span><text:span text:style-name="T1"><text:s/>having CNIC No. </text:span><text:span text:style-name="T5">35202-2834819-5</text:span><text:span text:style-name="T1"> of </text:span><text:span text:style-name="T6">21, Ghulam Nabi Colony, Samanabad, Lahore</text:span><text:span text:style-name="T7"> (Successor of the deceased shareholder</text:span><text:span text:style-name="T6"> Late </text:span><text:span text:style-name="T6"><text:user-defined style:data-style-name="N0" text:name="Deceased">Mohammad Ayub Khan</text:user-defined></text:span><text:span text:style-name="T7">)</text:span><text:span text:style-name="T5"> </text:span><text:span text:style-name="T1">declare that certificate Nos </text:span><text:span text:style-name="T1"><text:user-defined style:data-style-name="N0" text:name="ShareCertNosLost">10129, 11719, 14553, 16623, 18814, 21326</text:user-defined></text:span><text:span text:style-name="T1"><text:s/>for </text:span><text:span text:style-name="T1"><text:user-defined style:data-style-name="N0" text:name="SharesLost">160</text:user-defined></text:span><text:span text:style-name="T1"><text:s/>Shares of Rs. 10/- each fully paid and numbered from – to: </text:span><text:span text:style-name="T1"><text:user-defined style:data-style-name="N0" text:name="ShareDistinctiveNosLost">3392601 - 3392700, 3726241 - 3726250, 4095565 - 4095575, 4503709 - 4503720, 4948510 - 4948522, 5453110 - 5453123</text:user-defined></text:span><text:span text:style-name="T1"><text:s/>all numbers inclusive in </text:span><text:span text:style-name="T1"><text:user-defined style:data-style-name="N0" text:name="Company">Abbott Laboratories (Pakistan) Limited</text:user-defined></text:span><text:span text:style-name="T1"><text:s/>which were allotted/transferred to Mr. Muhammad Ayub Khan (deceased) by the Company have been lost.</text:span></text:p>
      <text:p text:style-name="P10" loext:marker-style-name="T1"/>
      <text:p text:style-name="P9" loext:marker-style-name="T1"><text:span text:style-name="T1">I confirm that original share certificates standing in the name of Mr. Muhammad Ayub Khan (deceased) having CNIC No. </text:span><text:span text:style-name="T1"><text:user-defined style:data-style-name="N0" text:name="DeceasedCNIC">35200-1521538-7</text:user-defined></text:span><text:span text:style-name="T1"><text:s/>are not in my possession nor delivered to any person for any reason. I request that new certificates be issued in the name of Mr. </text:span><text:span text:style-name="T1"><text:user-defined style:data-style-name="N0" text:name="Deceased">Mohammad Ayub Khan</text:user-defined></text:span><text:span text:style-name="T1"><text:s/>(deceased) against this indemnity for subsequent transmission in my name.</text:span></text:p>
      <text:p text:style-name="P10" loext:marker-style-name="T1"/>
      <text:p text:style-name="P9" loext:marker-style-name="T1"><text:span text:style-name="T1">I </text:span><text:span text:style-name="T1"><text:user-defined style:data-style-name="N0" text:name="Guarantor">Muhammad Farhan Feroz</text:user-defined></text:span><text:span text:style-name="T1"><text:s/>having CNIC No </text:span><text:span text:style-name="T1"><text:user-defined style:data-style-name="N0" text:name="GuarantorCNIC">35200-8104488-7</text:user-defined></text:span><text:span text:style-name="T1"><text:s/>resident of </text:span><text:span text:style-name="T1"><text:user-defined style:data-style-name="N0" text:name="GuarantorAddress">222-B, PGSHS-I, Mohlanwal, Lahore</text:user-defined></text:span><text:span text:style-name="T1"><text:s/>and Muhammad Ilyas Khan (successor do jointly and severally undertake and agree with you and your Registrar that if </text:span><text:span text:style-name="T1"><text:user-defined style:data-style-name="N0" text:name="SharesLost">160</text:user-defined></text:span><text:span text:style-name="T1"><text:s/>Shares Certificates issued in the name of above deceased shareholder subsequent transmission in the name of legal heir and then there is any claim against this indemnity on the subject for issue of duplicate certificates, we will indemnify and save you and your Registrar harmless from and against all action, proceeding, losses, charges, expenses, claims and demands which you and your Registrar shall or may sustain and or be put to be reason of your issuing above mentioned Shares Certificates.</text:span></text:p>
      <text:p text:style-name="P10" loext:marker-style-name="T1"/>
      <text:p text:style-name="P9" loext:marker-style-name="T8"><text:span text:style-name="T9">I (Guarantor) </text:span><text:span text:style-name="T9"><text:user-defined style:data-style-name="N0" text:name="Guarantor">Muhammad Farhan Feroz</text:user-defined></text:span><text:span text:style-name="T9"><text:s/>and Muhammad Ilyas Khan (Successor of deceased shareholder) undertake and agree with you and your Registrar to deliver to you original Shares certificates if they are at any time found.</text:span></text:p>
      <text:p text:style-name="P11" loext:marker-style-name="T1"/>
      <text:p text:style-name="P12" loext:marker-style-name="T1"/>
      <table:table table:name="Table6" table:style-name="Table6">
        <table:table-column table:style-name="Table6.A" table:number-columns-repeated="2"/>
        <table:table-header-rows>
          <table:table-row table:style-name="Table6.1">
            <table:table-cell table:style-name="Table6.A1" office:value-type="string">
              <text:p text:style-name="P13" loext:marker-style-name="T10"><text:span text:style-name="T10">SUCCESSOR’S PORTION</text:span></text:p>
            </table:table-cell>
            <table:table-cell table:style-name="Table6.A1" office:value-type="string">
              <text:p text:style-name="P14"/>
            </table:table-cell>
          </table:table-row>
        </table:table-header-rows>
        <table:table-row table:style-name="Table6.1">
          <table:table-cell table:style-name="Table6.A1" office:value-type="string">
            <text:list text:style-name="WWNum1">
              <text:list-item>
                <text:p text:style-name="P15" loext:marker-style-name="T5"><text:span text:style-name="T5">MALE WITNESS ONLY</text:span></text:p>
              </text:list-item>
            </text:list>
          </table:table-cell>
          <table:table-cell table:style-name="Table6.A1" office:value-type="string">
            <text:p text:style-name="P16" loext:marker-style-name="T5"><text:span text:style-name="T5">SUCCESSOR</text:span></text:p>
          </table:table-cell>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6.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ILYAS KHAN</text:span></text:p>
            <text:p text:style-name="P17" loext:marker-style-name="T1"><text:span text:style-name="T1">Complete Address: <text:s text:c="3"/>21, Ghulam Nabi Colony, Samanabad, Lahore</text:span></text:p>
            <text:p text:style-name="P17" loext:marker-style-name="T1"><text:span text:style-name="T1">CNIC No.: <text:s text:c="3"/>35202-2834819-5</text:span></text:p>
            <text:p text:style-name="P17" loext:marker-style-name="T1"><text:span text:style-name="T1">Occupation: <text:s text:c="3"/>Unemployed</text:span></text:p>
            <text:p text:style-name="P17" loext:marker-style-name="T1"><text:span text:style-name="T1">Contact No.: <text:s text:c="3"/>0301 443 0802</text:span></text:p>
            <text:p text:style-name="P17" loext:marker-style-name="T1"><text:span text:style-name="T1">Email Address: <text:s text:c="3"/></text:span><text:a xlink:type="simple" xlink:href="mailto:Ilyas.Khan@yahoo.com" text:style-name="Internet_20_link" text:visited-style-name="Visited_20_Internet_20_Link"><text:span text:style-name="Internet_20_link"><text:span text:style-name="T1">Ilyas.Khan@yahoo.com</text:span></text:span></text:a></text:p>
          </table:table-cell>
        </table:table-row>
        <table:table-row table:style-name="Table6.1">
          <table:table-cell table:style-name="Table6.A1" office:value-type="string">
            <text:list xml:id="list132328883440349" text:continue-numbering="true" text:style-name="WWNum1">
              <text:list-item>
                <text:p text:style-name="P15" loext:marker-style-name="T5"><text:span text:style-name="T5">MALE WITNESS ONLY</text:span></text:p>
              </text:list-item>
            </text:list>
          </table:table-cell>
          <table:covered-table-cell table:style-name="Table6.A1"/>
        </table:table-row>
        <table:table-row table:style-name="Table6.1">
          <table:table-cell table:style-name="Table6.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6.A1"/>
        </table:table-row>
        <table:table-row table:style-name="Table6.1">
          <table:table-cell table:style-name="Table6.A1" table:number-columns-spanned="2" office:value-type="string">
            <text:p text:style-name="P18" loext:marker-style-name="T1"/>
          </table:table-cell>
          <table:covered-table-cell/>
        </table:table-row>
        <table:table-row table:style-name="Table6.1">
          <table:table-cell table:style-name="Table6.A1" table:number-columns-spanned="2" office:value-type="string">
            <text:p text:style-name="P17" loext:marker-style-name="T11"><text:span text:style-name="T11">VERIFICATION OF SUCCESSOR’S SIGNATURE BY BANK MANAGER</text:span></text:p>
          </table:table-cell>
          <table:covered-table-cell/>
        </table:table-row>
        <table:table-row table:style-name="Table6.1">
          <table:table-cell table:style-name="Table6.A1" table:number-columns-spanned="2" office:value-type="string">
            <text:p text:style-name="P17" loext:marker-style-name="T7"><text:span text:style-name="T7">Successor’s IBAN Number: <text:s text:c="3"/></text:span><text:span text:style-name="T12"><text:user-defined style:data-style-name="N0" text:name="IBANSuccessor">PK02 MEZN 0002 0101 0065 4511</text:user-defined></text:span></text:p>
            <text:p text:style-name="P17" loext:marker-style-name="T7"><text:span text:style-name="T7">Verifying Manager’s Name<text:tab/><text:tab/><text:tab/><text:tab/>Code No.: <text:s text:c="3"/></text:span></text:p>
            <text:p text:style-name="P17" loext:marker-style-name="T7"><text:span text:style-name="T7">Branch Code: <text:s text:c="3"/></text:span><text:span text:style-name="T12">0201</text:span><text:span text:style-name="T7"> <text:s text:c="3"/><text:tab/><text:tab/><text:tab/><text:tab/><text:tab/>Branch’s Phone No.: <text:s text:c="3"/></text:span><text:span text:style-name="T13">+92 (42) 35879870072</text:span></text:p>
            <text:p text:style-name="P17" loext:marker-style-name="T7"><text:span text:style-name="T7">Bank &amp; Manager’s Stamp &amp; Signature<text:tab/><text:tab/><text:tab/>Verification Date: June 30, 2025</text:span></text:p>
            <text:p text:style-name="P19" loext:marker-style-name="T7"/>
            <text:p text:style-name="P19" loext:marker-style-name="T7"/>
            <text:p text:style-name="P19" loext:marker-style-name="T7"/>
          </table:table-cell>
          <table:covered-table-cell/>
        </table:table-row>
      </table:table>
      <text:p text:style-name="P20" loext:marker-style-name="T1"/>
      <table:table table:name="Table7" table:style-name="Table7">
        <table:table-column table:style-name="Table7.A" table:number-columns-repeated="2"/>
        <table:table-header-rows>
          <table:table-row table:style-name="Table7.1">
            <table:table-cell table:style-name="Table7.A1" office:value-type="string">
              <text:p text:style-name="P13" loext:marker-style-name="T10"><text:span text:style-name="T10">GUARANTOR’S PORTION</text:span></text:p>
            </table:table-cell>
            <table:table-cell table:style-name="Table7.A1" office:value-type="string">
              <text:p text:style-name="P14"/>
            </table:table-cell>
          </table:table-row>
        </table:table-header-rows>
        <table:table-row table:style-name="Table7.1">
          <table:table-cell table:style-name="Table7.A1" office:value-type="string">
            <text:list xml:id="list132327661129907" text:continue-list="list132328883440349" text:style-name="WWNum3">
              <text:list-item text:start-value="1">
                <text:p text:style-name="P21" loext:marker-style-name="T5"><text:span text:style-name="T5">MALE WITNESS ONLY</text:span></text:p>
              </text:list-item>
            </text:list>
          </table:table-cell>
          <table:table-cell table:style-name="Table7.A1" office:value-type="string">
            <text:p text:style-name="P16" loext:marker-style-name="T5"><text:span text:style-name="T5">GUARANTOR</text:span></text:p>
          </table:table-cell>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Muhammad Asif</text:span></text:p>
            <text:p text:style-name="P17" loext:marker-style-name="T1"><text:span text:style-name="T1">Complete Address: <text:s text:c="3"/>3, Justice Sharif Scheme, Samanabad, Lahore</text:span></text:p>
            <text:p text:style-name="P17" loext:marker-style-name="T1"><text:span text:style-name="T1">CNIC No.: <text:s text:c="3"/>35202-2793406-1</text:span></text:p>
            <text:p text:style-name="P17" loext:marker-style-name="T1"><text:span text:style-name="T1">Occupation: <text:s text:c="3"/>Retired Telecom Engineer</text:span></text:p>
            <text:p text:style-name="P18" loext:marker-style-name="T1"/>
          </table:table-cell>
          <table:table-cell table:style-name="Table7.A1" table:number-rows-spanned="3"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text:span><text:span text:style-name="T1"><text:user-defined style:data-style-name="N0" text:name="Guarantor">Muhammad Farhan Feroz</text:user-defined></text:span></text:p>
            <text:p text:style-name="P17" loext:marker-style-name="T1"><text:span text:style-name="T1">Complete Address: <text:s text:c="3"/></text:span><text:span text:style-name="T1"><text:user-defined style:data-style-name="N0" text:name="GuarantorAddress">222-B, PGSHS-I, Mohlanwal, Lahore</text:user-defined></text:span></text:p>
            <text:p text:style-name="P17" loext:marker-style-name="T1"><text:span text:style-name="T1">CNIC No.: <text:s text:c="3"/></text:span><text:span text:style-name="T1"><text:user-defined style:data-style-name="N0" text:name="GuarantorCNIC">35200-8104488-7</text:user-defined></text:span></text:p>
            <text:p text:style-name="P17" loext:marker-style-name="T1"><text:span text:style-name="T1">Contact No.: <text:s text:c="3"/></text:span><text:span text:style-name="T1"><text:user-defined style:data-style-name="N0" text:name="GuarantorContactNr">0345 426 7704</text:user-defined></text:span></text:p>
            <text:p text:style-name="P18" loext:marker-style-name="T1"/>
            <text:p text:style-name="P18" loext:marker-style-name="T1"/>
            <text:p text:style-name="P17"/>
            <text:p text:style-name="P17" loext:marker-style-name="T5"><text:span text:style-name="T5">Official Stamp with name &amp; Designation:</text:span></text:p>
          </table:table-cell>
        </table:table-row>
        <table:table-row table:style-name="Table7.1">
          <table:table-cell table:style-name="Table7.A1" office:value-type="string">
            <text:list text:continue-list="list132327661129907" text:style-name="WWNum1">
              <text:list-item>
                <text:p text:style-name="P15" loext:marker-style-name="T5"><text:span text:style-name="T5">MALE WITNESS ONLY</text:span></text:p>
              </text:list-item>
            </text:list>
          </table:table-cell>
          <table:covered-table-cell table:style-name="Table7.A1"/>
        </table:table-row>
        <table:table-row table:style-name="Table7.1">
          <table:table-cell table:style-name="Table7.A1" office:value-type="string">
            <text:p text:style-name="P17" loext:marker-style-name="T1"><text:span text:style-name="T1">Signature</text:span></text:p>
            <text:p text:style-name="P18" loext:marker-style-name="T1"/>
            <text:p text:style-name="P18" loext:marker-style-name="T1"/>
            <text:p text:style-name="P17" loext:marker-style-name="T1"><text:span text:style-name="T1">Name: <text:s text:c="3"/>Abdul Razzaq </text:span></text:p>
            <text:p text:style-name="P17" loext:marker-style-name="T1"><text:span text:style-name="T1">Complete Address: <text:s text:c="3"/>117, Street No. 24, Mohrrha Sharif, Bund Road, Lahore</text:span></text:p>
            <text:p text:style-name="P17" loext:marker-style-name="T1"><text:span text:style-name="T1">CNIC No.: <text:s text:c="3"/>37101-8269119-1</text:span></text:p>
            <text:p text:style-name="P17" loext:marker-style-name="T1"><text:span text:style-name="T1">Occupation: <text:s text:c="3"/>Retired PAF Officer</text:span></text:p>
            <text:p text:style-name="P18" loext:marker-style-name="T1"/>
          </table:table-cell>
          <table:covered-table-cell table:style-name="Table7.A1"/>
        </table:table-row>
        <table:table-row table:style-name="Table7.1">
          <table:table-cell table:style-name="Table7.A1" table:number-columns-spanned="2" office:value-type="string">
            <text:p text:style-name="P18" loext:marker-style-name="T1"/>
          </table:table-cell>
          <table:covered-table-cell/>
        </table:table-row>
        <table:table-row table:style-name="Table7.1">
          <table:table-cell table:style-name="Table7.A1" table:number-columns-spanned="2" office:value-type="string">
            <text:p text:style-name="P17" loext:marker-style-name="T11"><text:span text:style-name="T11">VERIFICATION OF GUARANTOR’S SIGNATURE BY BANK MANAGER</text:span></text:p>
          </table:table-cell>
          <table:covered-table-cell/>
        </table:table-row>
        <table:table-row table:style-name="Table7.1">
          <table:table-cell table:style-name="Table7.A1" table:number-columns-spanned="2" office:value-type="string">
            <text:p text:style-name="P17" loext:marker-style-name="T7"><text:span text:style-name="T7">Guarantor’s IBAN Number: <text:s text:c="3"/></text:span><text:span text:style-name="T14"><text:user-defined style:data-style-name="N0" text:name="IBANGuarantor">PK91 BPUN 6030 0472 9700 0014</text:user-defined></text:span></text:p>
            <text:p text:style-name="P17" loext:marker-style-name="T7"><text:span text:style-name="T7">Verifying Manager’s Name: <text:s text:c="4"/><text:tab/><text:tab/><text:tab/><text:tab/>Code No.: <text:s text:c="3"/></text:span></text:p>
            <text:p text:style-name="P17" loext:marker-style-name="T7"><text:span text:style-name="T7">Branch Code: <text:s text:c="7"/></text:span><text:span text:style-name="T7"><text:user-defined style:data-style-name="N0" text:name="GurantorBBCode">19</text:user-defined></text:span><text:span text:style-name="T7"><text:tab/><text:tab/><text:tab/><text:tab/><text:tab/>Branch’s Phone No.: <text:s text:c="3"/></text:span><text:span text:style-name="T7"><text:user-defined style:data-style-name="N0" text:name="GuarantorBPhoneNr">042-37503652-3</text:user-defined></text:span></text:p>
            <text:p text:style-name="P17" loext:marker-style-name="T7"><text:span text:style-name="T7">Bank &amp; Manager’s Stamp &amp; Signature<text:tab/><text:tab/><text:tab/>Verification Date: </text:span></text:p>
            <text:p text:style-name="P19" loext:marker-style-name="T7"/>
          </table:table-cell>
          <table:covered-table-cell/>
        </table:table-row>
      </table:table>
      <text:p text:style-name="P20" loext:marker-style-name="T1"/>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Calibri" svg:font-family="Calibri" style:font-family-generic="swiss"/>
    <style:font-face style:name="Calibri1" svg:font-family="Calibri" style:font-family-generic="swiss" style:font-pitch="variable"/>
    <style:font-face style:name="Liberation Sans" svg:font-family="'Liberation Sans'" style:font-family-generic="swiss"/>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family-generic="swiss"/>
    <style:font-face style:name="OpenSymbol1" svg:font-family="OpenSymbol" style:font-family-generic="system" style:font-pitch="variable"/>
    <style:font-face style:name="Tahoma" svg:font-family="Tahoma" style:font-family-generic="system" style:font-pitch="variable"/>
    <style:font-face style:name="Times New Roman" svg:font-family="'Times New Roman'" style:font-family-generic="roman"/>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4465in" style:writing-mode="lr-tb"/>
      <style:text-properties style:use-window-font-color="true" loext:opacity="0%" style:font-name="Liberation Sans" fo:font-size="12pt" fo:language="en" fo:country="US" style:letter-kerning="true" style:font-name-asian="NSimSun" style:font-size-asian="12pt" style:language-asian="zh" style:country-asian="CN" style:font-name-complex="Tahoma" style:font-size-complex="12pt" style:language-complex="ur" style:country-complex="PK"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text-align="start" style:justify-single-word="false" fo:orphans="2" fo:widows="2" fo:hyphenation-ladder-count="no-limit" fo:hyphenation-keep="page" loext:hyphenation-keep-type="column" loext:hyphenation-keep-line="false" style:punctuation-wrap="hanging" style:writing-mode="lr-tb"/>
      <style:text-properties style:use-window-font-color="true" loext:opacity="0%" style:font-name="Liberation Sans" fo:font-family="'Liberation Sans'" style:font-family-generic="swiss" fo:font-size="12pt" fo:language="en" fo:country="US" style:letter-kerning="true" style:font-name-asian="NSimSun" style:font-family-asian="NSimSun" style:font-family-generic-asian="system" style:font-pitch-asian="variable" style:font-size-asian="12pt" style:language-asian="zh" style:country-asian="CN" style:font-name-complex="Tahoma" style:font-family-complex="Tahoma" style:font-family-generic-complex="system" style:font-pitch-complex="variable" style:font-size-complex="12pt" style:language-complex="ur" style:country-complex="PK" fo:hyphenate="false" fo:hyphenation-remain-char-count="2" fo:hyphenation-push-char-count="2" loext:hyphenation-no-caps="false" loext:hyphenation-no-last-word="false" loext:hyphenation-word-char-count="5" loext:hyphenation-zone="360"/>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fo:font-size="14pt" style:font-name-asian="Microsoft YaHei" style:font-family-asian="'Microsoft YaHe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name="Liberation Sans" fo:font-family="'Liberation Sans'" style:font-family-generic="swiss" style:font-name-complex="Tahoma" style:font-family-complex="Tahoma" style:font-family-generic-complex="system" style:font-pitch-complex="variable"/>
    </style:style>
    <style:style style:name="Caption" style:family="paragraph" style:parent-style-name="Standard" style:class="extra">
      <style:paragraph-properties fo:margin-top="0.0835in" fo:margin-bottom="0.0835in" style:contextual-spacing="false" text:number-lines="false" text:line-number="0"/>
      <style:text-properties style:font-name="Liberation Sans" fo:font-family="'Liberation Sans'" style:font-family-generic="swiss" fo:font-size="12pt" fo:font-style="italic" style:font-size-asian="12pt" style:font-style-asian="italic" style:font-name-complex="Tahoma" style:font-family-complex="Tahoma" style:font-family-generic-complex="system" style:font-pitch-complex="variable"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name-complex="Tahoma" style:font-family-complex="Tahoma" style:font-family-generic-complex="system" style:font-pitch-complex="variable"/>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style>
    <style:style style:name="Table" style:family="paragraph" style:parent-style-name="Caption" style:class="extra"/>
    <style:style style:name="CellBorder" style:family="paragraph" style:parent-style-name="Standard">
      <style:paragraph-properties fo:text-align="center" style:justify-single-word="false" fo:padding="0in" fo:border="1.5pt solid #000000" style:shadow="none"/>
      <style:text-properties style:font-name="Times New Roman" fo:font-family="'Times New Roman'" style:font-family-generic="roman" style:font-size-complex="12pt" style:font-style-complex="normal" style:font-weight-complex="normal"/>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2pt double #808080" text:number-lines="false" text:line-number="0" style:join-border="false"/>
      <style:text-properties fo:font-size="6pt" style:font-size-asian="6pt" style:font-size-complex="6pt"/>
    </style:style>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family-generic="swiss" style:font-name-asian="OpenSymbol1" style:font-family-asian="OpenSymbol" style:font-family-generic-asian="system" style:font-pitch-asian="variable" style:font-name-complex="OpenSymbol1" style:font-family-complex="OpenSymbol" style:font-family-generic-complex="system" style:font-pitch-complex="variable"/>
    </style:style>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ListLabel_20_19" style:display-name="ListLabel 19" style:family="text"/>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11"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12"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14"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15"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17"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18"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ListLabel_20_20"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ListLabel_20_21"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ListLabel_20_23"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ListLabel_20_24"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ListLabel_20_26"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ListLabel_20_27"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Table4" style:family="table">
      <style:table-properties table:align="margins" style:writing-mode="lr-tb"/>
    </style:style>
    <style:style style:name="Table4.A" style:family="table-column">
      <style:table-column-properties style:rel-column-width="32767*"/>
    </style:style>
    <style:style style:name="Table4.B" style:family="table-column">
      <style:table-column-properties style:rel-column-width="32768*"/>
    </style:style>
    <style:style style:name="Table4.A1" style:family="table-cell">
      <style:table-cell-properties style:writing-mode="page"/>
    </style:style>
    <style:style style:name="Table5" style:family="table">
      <style:table-properties style:width="6.5in" table:align="margins" style:writing-mode="lr-tb"/>
    </style:style>
    <style:style style:name="Table5.A" style:family="table-column">
      <style:table-column-properties style:column-width="3.25in" style:rel-column-width="32767*"/>
    </style:style>
    <style:style style:name="Table5.B" style:family="table-column">
      <style:table-column-properties style:column-width="3.25in" style:rel-column-width="32768*"/>
    </style:style>
    <style:style style:name="Table5.A1" style:family="table-cell">
      <style:table-cell-properties style:writing-mode="page"/>
    </style:style>
    <style:style style:name="Table3" style:family="table">
      <style:table-properties style:width="6.5in" style:rel-width="100%" fo:margin-left="0in" fo:margin-top="0in" fo:margin-bottom="0in" table:align="left" style:writing-mode="page"/>
    </style:style>
    <style:style style:name="Table3.A" style:family="table-column">
      <style:table-column-properties style:column-width="3.25in" style:rel-column-width="32767*"/>
    </style:style>
    <style:style style:name="Table3.1" style:family="table-row">
      <style:table-row-properties fo:keep-together="auto"/>
    </style:style>
    <style:style style:name="Table3.A1" style:family="table-cell">
      <style:table-cell-properties fo:padding="0in" fo:border="none"/>
    </style:style>
    <style:style style:name="MP1" style:family="paragraph" style:parent-style-name="Footer">
      <style:paragraph-properties fo:text-align="end" style:justify-single-word="false"/>
      <style:text-properties style:font-name="Calibri" fo:font-size="6pt" style:font-size-asian="12pt" style:font-size-complex="12pt"/>
    </style:style>
    <style:style style:name="MP2" style:family="paragraph" style:parent-style-name="Table_20_Contents">
      <style:text-properties style:font-name="Calibri1" fo:font-size="10pt" officeooo:rsid="00921db7" officeooo:paragraph-rsid="00921db7" style:font-size-asian="10pt" style:font-size-complex="10pt"/>
    </style:style>
    <style:style style:name="MP3" style:family="paragraph" style:parent-style-name="Table_20_Contents">
      <style:paragraph-properties fo:text-align="end" style:justify-single-word="false"/>
      <style:text-properties style:font-name="Calibri1" fo:font-size="10pt" style:font-size-asian="10pt" style:font-size-complex="10pt"/>
    </style:style>
    <style:style style:name="MP4" style:family="paragraph" style:parent-style-name="Footer">
      <style:text-properties officeooo:rsid="009149f3" officeooo:paragraph-rsid="009149f3"/>
    </style:style>
    <style:style style:name="MP5" style:family="paragraph" style:parent-style-name="Table_20_Contents">
      <style:text-properties style:font-name="Calibri1" fo:font-size="10pt" officeooo:rsid="00921db7" officeooo:paragraph-rsid="00958777" style:font-size-asian="10pt" style:font-size-complex="10pt"/>
    </style:style>
    <style:style style:name="MP6" style:family="paragraph" style:parent-style-name="Table_20_Contents">
      <style:paragraph-properties fo:text-align="end" style:justify-single-word="false"/>
      <style:text-properties style:font-name="Calibri1" fo:font-size="10pt" officeooo:paragraph-rsid="00958777" style:font-size-asian="10pt" style:font-size-complex="10pt"/>
    </style:style>
    <style:style style:name="MP7" style:family="paragraph" style:parent-style-name="Standard">
      <style:text-properties officeooo:paragraph-rsid="00958777"/>
    </style:style>
    <style:style style:name="MP8" style:family="paragraph" style:parent-style-name="Table_20_Contents">
      <style:paragraph-properties fo:text-align="end" style:justify-single-word="false"/>
    </style:style>
    <style:style style:name="MT1" style:family="text">
      <style:text-properties officeooo:rsid="009339cf"/>
    </style:style>
    <style:style style:name="MT2" style:family="text">
      <style:text-properties officeooo:rsid="00949820"/>
    </style:style>
    <style:style style:name="MT3" style:family="text">
      <style:text-properties officeooo:rsid="00921db7"/>
    </style:style>
    <style:style style:name="MT4" style:family="text">
      <style:text-properties officeooo:rsid="00958777"/>
    </style:style>
    <style:style style:name="MT5" style:family="text">
      <style:text-properties style:font-name="Calibri" fo:font-size="10pt" style:font-size-asian="10pt" style:font-size-complex="10pt"/>
    </style:style>
    <style:page-layout style:name="Mpm1">
      <style:page-layout-properties fo:page-width="8.5in" fo:page-height="11in" style:num-format="1" style:print-orientation="portrait" fo:margin-top="0.5799in" fo:margin-bottom="0.5799in" fo:margin-left="0.5201in" fo:margin-right="0.6402in" style:writing-mode="lr-tb" style:layout-grid-color="#c0c0c0" style:layout-grid-lines="41" style:layout-grid-base-height="0.216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3882in" fo:margin-left="0in" fo:margin-right="0in" fo:margin-top="0.3484in" style:dynamic-spacing="true"/>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4in" style:num-format="1" style:print-orientation="portrait" fo:margin-top="1.5in" fo:margin-bottom="1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usage="lef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usage="right">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7">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8">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line-style="solid" style:adjustment="left" style:rel-width="25%" style:color="#000000"/>
      </style:page-layout-properties>
      <style:header-style/>
      <style:footer-style/>
    </style:page-layout>
    <style:page-layout style:name="Mpm9">
      <style:page-layout-properties fo:page-width="11in" fo:page-height="8.5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10">
      <style:page-layout-properties fo:page-width="8.5in" fo:page-height="14in" style:num-format="1" style:print-orientation="portrait" fo:margin-top="6in" fo:margin-bottom="1.5in" fo:margin-left="1in" fo:margin-right="1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fo:background-color="transparent" draw:fill="none" draw:fill-color="#729fcf"/>
      </style:footer-style>
    </style:page-layout>
    <style:page-layout style:name="Mpm11">
      <style:page-layout-properties fo:page-width="8.5in" fo:page-height="14in" style:num-format="1" style:print-orientation="portrait" fo:margin-top="1.5in" fo:margin-bottom="1in" fo:margin-left="1in" fo:margin-right="1in" style:writing-mode="lr-tb" style:layout-grid-color="#c0c0c0" style:layout-grid-lines="26" style:layout-grid-base-height="0.4165in" style:layout-grid-ruby-height="0in" style:layout-grid-mode="none" style:layout-grid-ruby-below="false" style:layout-grid-print="false" style:layout-grid-display="false" style:layout-grid-base-width="0.278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header-footer-properties fo:min-height="0.5575in" fo:margin-left="0in" fo:margin-right="0in" fo:margin-top="0.5181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
      </style:footer>
    </style:master-page>
    <style:master-page style:name="HTML" style:page-layout-name="Mpm2" draw:style-name="Mdp1"/>
    <style:master-page style:name="eStamp-Page-2" style:page-layout-name="Mpm3" draw:style-name="Mdp1">
      <style:footer>
        <table:table table:name="Table4" table:style-name="Table4">
          <table:table-column table:style-name="Table4.A"/>
          <table:table-column table:style-name="Table4.B"/>
          <table:table-header-rows>
            <table:table-row>
              <table:table-cell table:style-name="Table4.A1" office:value-type="string">
                <text:p text:style-name="MP2"><text:span text:style-name="MT1">SUCCESS</text:span><text:span text:style-name="MT2">O</text:span><text:span text:style-name="MT1">R’s</text:span> SIGNATURE</text:p>
              </table:table-cell>
              <table:table-cell table:style-name="Table4.A1" office:value-type="string">
                <text:p text:style-name="MP3">Page <text:page-number text:select-page="current">0</text:page-number><text:s/><text:span text:style-name="MT3">of </text:span><text:span text:style-name="MT3"><text:page-count>2</text:page-count></text:span></text:p>
              </table:table-cell>
            </table:table-row>
          </table:table-header-rows>
        </table:table>
        <text:p text:style-name="MP4"/>
      </style:footer>
    </style:master-page>
    <style:master-page style:name="First_20_Page" style:display-name="First Page" style:page-layout-name="Mpm4" draw:style-name="Mdp1" style:next-style-name="Standard"/>
    <style:master-page style:name="Left_20_Page" style:display-name="Left Page" style:page-layout-name="Mpm5" draw:style-name="Mdp1" style:next-style-name="Right_20_Page"/>
    <style:master-page style:name="Right_20_Page" style:display-name="Right Page" style:page-layout-name="Mpm6" draw:style-name="Mdp1" style:next-style-name="Left_20_Page"/>
    <style:master-page style:name="Envelope" style:page-layout-name="Mpm7" draw:style-name="Mdp1"/>
    <style:master-page style:name="Index" style:page-layout-name="Mpm4" draw:style-name="Mdp1"/>
    <style:master-page style:name="Footnote" style:page-layout-name="Mpm8" draw:style-name="Mdp1"/>
    <style:master-page style:name="Endnote" style:page-layout-name="Mpm8" draw:style-name="Mdp1"/>
    <style:master-page style:name="Landscape" style:page-layout-name="Mpm9" draw:style-name="Mdp1"/>
    <style:master-page style:name="eStamp-Page-1" style:page-layout-name="Mpm10" draw:style-name="Mdp1" style:next-style-name="eStamp-Page-2">
      <style:footer>
        <table:table table:name="Table5" table:style-name="Table5">
          <table:table-column table:style-name="Table5.A"/>
          <table:table-column table:style-name="Table5.B"/>
          <table:table-header-rows>
            <table:table-row>
              <table:table-cell table:style-name="Table5.A1" office:value-type="string">
                <text:p text:style-name="MP5"><text:span text:style-name="MT4">GUARANTORS</text:span> SIGNATURE</text:p>
              </table:table-cell>
              <table:table-cell table:style-name="Table5.A1" office:value-type="string">
                <text:p text:style-name="MP6">Page <text:page-number text:select-page="current">1</text:page-number><text:s/><text:span text:style-name="MT3">of </text:span><text:span text:style-name="MT3"><text:page-count>2</text:page-count></text:span></text:p>
              </table:table-cell>
            </table:table-row>
          </table:table-header-rows>
        </table:table>
        <text:p text:style-name="MP7"/>
      </style:footer>
    </style:master-page>
    <style:master-page style:name="Converted1" style:page-layout-name="Mpm11" draw:style-name="Mdp1">
      <style:footer>
        <table:table table:name="Table3" table:style-name="Table3">
          <table:table-column table:style-name="Table3.A" table:number-columns-repeated="2"/>
          <table:table-header-rows>
            <table:table-row table:style-name="Table3.1">
              <table:table-cell table:style-name="Table3.A1" office:value-type="string">
                <text:p text:style-name="Table_20_Contents" loext:marker-style-name="MT5"><text:span text:style-name="MT5">SUCCESSOR’s SIGNATURE</text:span></text:p>
              </table:table-cell>
              <table:table-cell table:style-name="Table3.A1" office:value-type="string">
                <text:p text:style-name="MP8" loext:marker-style-name="MT5"><text:span text:style-name="MT5">Page </text:span><text:span text:style-name="MT5"><text:page-number text:select-page="current">2</text:page-number></text:span><text:span text:style-name="MT5"><text:s/>of </text:span><text:span text:style-name="MT5"><text:page-count>2</text:page-count></text:span></text:p>
              </table:table-cell>
            </table:table-row>
          </table:table-header-rows>
        </table:table>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4-06-24T18:28:52</meta:creation-date>
    <dc:language>en-US</dc:language>
    <meta:print-date>2025-04-22T09:09:56.158749200</meta:print-date>
    <dc:date>2025-09-24T13:21:50.446924600</dc:date>
    <meta:editing-cycles>368</meta:editing-cycles>
    <meta:editing-duration>P4DT13H44M44S</meta:editing-duration>
    <meta:generator>LibreOffice/25.8.0.4$Windows_X86_64 LibreOffice_project/48f00303701489684e67c38c28aff00cd5929e67</meta:generator>
    <meta:printed-by>MIK</meta:printed-by>
    <meta:document-statistic meta:table-count="7" meta:image-count="0" meta:object-count="0" meta:page-count="2" meta:paragraph-count="68" meta:word-count="572" meta:character-count="3965" meta:non-whitespace-character-count="3326"/>
    <meta:user-defined meta:name="CoAddress1">Opposite Radio Pakistan Transmission Centre</meta:user-defined>
    <meta:user-defined meta:name="CoAddress2">Hyderabad Road, Landhi, P.O. Box 7229</meta:user-defined>
    <meta:user-defined meta:name="CoCityZip">Karachi</meta:user-defined>
    <meta:user-defined meta:name="CoTel"/>
    <meta:user-defined meta:name="CoTicker" meta:value-type="string">ABOT</meta:user-defined>
    <meta:user-defined meta:name="Company" meta:value-type="string">Abbott Laboratories (Pakistan) Limited</meta:user-defined>
    <meta:user-defined meta:name="Deceased" meta:value-type="string">Mohammad Ayub Khan</meta:user-defined>
    <meta:user-defined meta:name="DeceasedCNIC" meta:value-type="string">35200-1521538-7</meta:user-defined>
    <meta:user-defined meta:name="Folio1" meta:value-type="string">2715</meta:user-defined>
    <meta:user-defined meta:name="Folio2" meta:value-type="string"/>
    <meta:user-defined meta:name="Guarantor" meta:value-type="string">Muhammad Farhan Feroz</meta:user-defined>
    <meta:user-defined meta:name="GuarantorAddress" meta:value-type="string">222-B, PGSHS-I, Mohlanwal, Lahore</meta:user-defined>
    <meta:user-defined meta:name="GuarantorBPhoneNr" meta:value-type="string">042-37503652-3</meta:user-defined>
    <meta:user-defined meta:name="GuarantorCNIC" meta:value-type="string">35200-8104488-7</meta:user-defined>
    <meta:user-defined meta:name="GuarantorContactNr" meta:value-type="string">0345 426 7704</meta:user-defined>
    <meta:user-defined meta:name="GuarantorFatherName" meta:value-type="string">Feroz Shah Feroz</meta:user-defined>
    <meta:user-defined meta:name="GurantorBBCode" meta:value-type="string">19</meta:user-defined>
    <meta:user-defined meta:name="IBANGuarantor" meta:value-type="string">PK91 BPUN 6030 0472 9700 0014</meta:user-defined>
    <meta:user-defined meta:name="IBANSuccessor" meta:value-type="string">PK02 MEZN 0002 0101 0065 4511</meta:user-defined>
    <meta:user-defined meta:name="PrintDate" meta:value-type="string">September</meta:user-defined>
    <meta:user-defined meta:name="Registrar" meta:value-type="string">FAMCO Share Registration Services (Pvt) Ltd</meta:user-defined>
    <meta:user-defined meta:name="ShareCertNos" meta:value-type="string">10129, 11719, 14553, 16623, 18814, 21326, 23903, 27412, 29649, 32015, 35649, 40634, 40635, 44688, 44689, 47732, 47733, 49878, 49879, 51925, 65699, 66929, 68113, 74650, 74651, 83317, 83318, and 83319</meta:user-defined>
    <meta:user-defined meta:name="ShareCertNosLost" meta:value-type="string">10129, 11719, 14553, 16623, 18814, 21326</meta:user-defined>
    <meta:user-defined meta:name="ShareDistinctiveNos" meta:value-type="string">3392601 - 3392700, 3726241 - 3726250, 4095565 - 4095575, 4503709 - 4503720, 4948510 - 4948522, 5453110 - 5453123, 6003036 - 6003051, 6899501 - 6899526, 7596604 - 7596623, 8362014 - 8362035, 9996710 - 9996757, 11997240 - 11997289, 11997290 - 11997297, 14398215 - 14398264, 14398265 - 14398284, 15885773 - 15885797, 15885798 - 15885814, 17477502 - 17477526, 17477527 - 17477547, 19222823 - 19222872, 45229830 - 45229884, 52282647 - 52282768, 62732130 - 62732276, 68532265 - 68532364, 68532365 - 68532440, 82234087 - 82234186, 82234187 - 82234286, 82234287 - 82234297</meta:user-defined>
    <meta:user-defined meta:name="ShareDistinctiveNosLost" meta:value-type="string">3392601 - 3392700, 3726241 - 3726250, 4095565 - 4095575, 4503709 - 4503720, 4948510 - 4948522, 5453110 - 5453123</meta:user-defined>
    <meta:user-defined meta:name="SharesLost" meta:value-type="string">160</meta:user-defined>
    <meta:user-defined meta:name="SharesTotal" meta:value-type="string"/>
  </office:meta>
</office:document-meta>
</file>